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1A000000423576346A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DejaVu Serif1" svg:font-family="'DejaVu Serif'" style:font-family-generic="roman" style:font-pitch="variable"/>
    <style:font-face style:name="DejaVu Serif" svg:font-family="'DejaVu Serif'" style:font-adornments="Book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 style:master-page-name="Standard">
      <style:table-properties style:width="17.903cm" style:page-number="auto" table:align="margins" style:writing-mode="lr-tb"/>
    </style:style>
    <style:style style:name="Tabla1.A" style:family="table-column">
      <style:table-column-properties style:column-width="17.903cm" style:rel-column-width="65535*"/>
    </style:style>
    <style:style style:name="Tabla1.A1" style:family="table-cell">
      <style:table-cell-properties fo:padding="0.097cm" fo:border-left="none" fo:border-right="none" fo:border-top="none" fo:border-bottom="2.5pt solid #000000"/>
    </style:style>
    <style:style style:name="Table3" style:family="table">
      <style:table-properties style:width="17.903cm" table:align="margins" style:writing-mode="lr-tb"/>
    </style:style>
    <style:style style:name="Table3.A" style:family="table-column">
      <style:table-column-properties style:column-width="17.903cm" style:rel-column-width="65535*"/>
    </style:style>
    <style:style style:name="Table3.A1" style:family="table-cell">
      <style:table-cell-properties fo:padding="0.097cm" fo:border-left="none" fo:border-right="none" fo:border-top="none" fo:border-bottom="1pt solid #000000"/>
    </style:style>
    <style:style style:name="Table1" style:family="table">
      <style:table-properties style:width="17.903cm" table:align="margins" style:writing-mode="lr-tb"/>
    </style:style>
    <style:style style:name="Table1.A" style:family="table-column">
      <style:table-column-properties style:column-width="17.903cm" style:rel-column-width="65535*"/>
    </style:style>
    <style:style style:name="Table1.A1" style:family="table-cell">
      <style:table-cell-properties fo:padding="0.097cm" fo:border="0.05pt solid #000000"/>
    </style:style>
    <style:style style:name="Table2" style:family="table">
      <style:table-properties style:width="17.903cm" table:align="margins" style:writing-mode="lr-tb"/>
    </style:style>
    <style:style style:name="Table2.A" style:family="table-column">
      <style:table-column-properties style:column-width="17.903cm" style:rel-column-width="65535*"/>
    </style:style>
    <style:style style:name="Table2.A1" style:family="table-cell">
      <style:table-cell-properties fo:padding="0.097cm" fo:border="0.05pt solid #000000"/>
    </style:style>
    <style:style style:name="Table6" style:family="table">
      <style:table-properties style:width="17.903cm" table:align="margins" style:writing-mode="lr-tb"/>
    </style:style>
    <style:style style:name="Table6.A" style:family="table-column">
      <style:table-column-properties style:column-width="17.903cm" style:rel-column-width="65535*"/>
    </style:style>
    <style:style style:name="Table6.A1" style:family="table-cell">
      <style:table-cell-properties fo:padding="0.097cm" fo:border="0.05pt solid #000000"/>
    </style:style>
    <style:style style:name="Table8" style:family="table">
      <style:table-properties style:width="17.903cm" table:align="margins" style:writing-mode="lr-tb"/>
    </style:style>
    <style:style style:name="Table8.A" style:family="table-column">
      <style:table-column-properties style:column-width="17.903cm" style:rel-column-width="65535*"/>
    </style:style>
    <style:style style:name="Table8.A1" style:family="table-cell">
      <style:table-cell-properties fo:padding="0.097cm" fo:border="0.05pt solid #000000"/>
    </style:style>
    <style:style style:name="Table9" style:family="table">
      <style:table-properties style:width="17.903cm" table:align="margins" style:writing-mode="lr-tb"/>
    </style:style>
    <style:style style:name="Table9.A" style:family="table-column">
      <style:table-column-properties style:column-width="17.903cm" style:rel-column-width="65535*"/>
    </style:style>
    <style:style style:name="Table9.A1" style:family="table-cell">
      <style:table-cell-properties fo:padding="0.097cm" fo:border="0.05pt solid #000000"/>
    </style:style>
    <style:style style:name="Table10" style:family="table">
      <style:table-properties style:width="17.903cm" table:align="margins" style:writing-mode="lr-tb"/>
    </style:style>
    <style:style style:name="Table10.A" style:family="table-column">
      <style:table-column-properties style:column-width="17.903cm" style:rel-column-width="65535*"/>
    </style:style>
    <style:style style:name="Table10.A1" style:family="table-cell">
      <style:table-cell-properties fo:padding="0.097cm" fo:border="0.05pt solid #000000"/>
    </style:style>
    <style:style style:name="Table12" style:family="table">
      <style:table-properties style:width="17.903cm" table:align="margins" style:writing-mode="lr-tb"/>
    </style:style>
    <style:style style:name="Table12.A" style:family="table-column">
      <style:table-column-properties style:column-width="17.903cm" style:rel-column-width="65535*"/>
    </style:style>
    <style:style style:name="Table12.A1" style:family="table-cell">
      <style:table-cell-properties fo:padding="0.097cm" fo:border="0.05pt solid #000000"/>
    </style:style>
    <style:style style:name="P1" style:family="paragraph" style:parent-style-name="Encabezado1">
      <style:paragraph-properties fo:margin-top="0cm" fo:margin-bottom="0cm" loext:contextual-spacing="false" fo:line-height="100%"/>
      <style:text-properties fo:color="#999999" style:font-name="Arial" fo:font-size="10pt" style:font-size-asian="10pt" style:font-size-complex="10pt"/>
    </style:style>
    <style:style style:name="P2" style:family="paragraph" style:parent-style-name="Encabezado1">
      <style:paragraph-properties fo:margin-top="0cm" fo:margin-bottom="0cm" loext:contextual-spacing="false" fo:line-height="100%"/>
      <style:text-properties fo:color="#999999"/>
    </style:style>
    <style:style style:name="P3" style:family="paragraph" style:parent-style-name="Pie_20_de_20_página1">
      <style:text-properties style:font-name="Arial" fo:font-size="10pt" style:font-size-asian="10pt" style:font-size-complex="10pt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Heading">
      <style:text-properties fo:font-size="18pt" style:font-size-asian="18pt" style:font-size-complex="18pt"/>
    </style:style>
    <style:style style:name="P6" style:family="paragraph" style:parent-style-name="Table_20_Contents">
      <style:paragraph-properties fo:text-align="start" style:justify-single-word="false"/>
      <style:text-properties officeooo:paragraph-rsid="00154a90"/>
    </style:style>
    <style:style style:name="P7" style:family="paragraph" style:parent-style-name="Table_20_Contents">
      <style:text-properties officeooo:paragraph-rsid="00154a90"/>
    </style:style>
    <style:style style:name="P8" style:family="paragraph" style:parent-style-name="Standard" style:master-page-name="Standard">
      <style:paragraph-properties fo:margin-top="0.3cm" fo:margin-bottom="0.15cm" loext:contextual-spacing="false" fo:text-align="justify" style:justify-single-word="false" style:page-number="auto" fo:keep-with-next="always"/>
      <style:text-properties style:use-window-font-color="true" style:font-name="Arial" fo:font-size="24pt" fo:font-weight="bold" style:font-size-asian="24pt" style:font-weight-asian="bold" style:font-name-complex="Tahoma" style:font-size-complex="24pt"/>
    </style:style>
    <style:style style:name="P9" style:family="paragraph" style:parent-style-name="Standard">
      <style:text-properties style:font-name="DejaVu Serif1" fo:font-size="10pt" style:font-size-asian="10pt" style:font-name-complex="Tahoma" style:font-size-complex="10pt"/>
    </style:style>
    <style:style style:name="P10" style:family="paragraph" style:parent-style-name="Table_20_Contents">
      <style:text-properties officeooo:rsid="00156dc5" officeooo:paragraph-rsid="00156dc5"/>
    </style:style>
    <style:style style:name="P11" style:family="paragraph" style:parent-style-name="Table_20_Contents">
      <style:paragraph-properties fo:text-align="start" style:justify-single-word="false"/>
      <style:text-properties officeooo:rsid="00156dc5" officeooo:paragraph-rsid="00156dc5"/>
    </style:style>
    <style:style style:name="P12" style:family="paragraph" style:parent-style-name="Table_20_Contents">
      <style:paragraph-properties fo:text-align="start" style:justify-single-word="false"/>
      <style:text-properties officeooo:rsid="0017ebe4" officeooo:paragraph-rsid="0017ebe4"/>
    </style:style>
    <style:style style:name="T1" style:family="text">
      <style:text-properties fo:color="#99999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underline-style="none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officeooo:rsid="00156dc5"/>
    </style:style>
    <style:style style:name="fr1" style:family="graphic" style:parent-style-name="Graphics">
      <style:graphic-properties style:run-through="background" style:wrap="run-through" style:number-wrapped-paragraphs="no-limit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row>
          <table:table-cell table:style-name="Tabla1.A1" office:value-type="string">
            <text:p text:style-name="P8"><draw:frame draw:style-name="fr1" draw:name="graphics1" text:anchor-type="paragraph" svg:width="17.709cm" svg:height="1.113cm" draw:z-index="0"><draw:image xlink:href="Pictures/100002010000041A000000423576346A.png" xlink:type="simple" xlink:show="embed" xlink:actuate="onLoad"/></draw:frame>Sistemas Operativos</text:p>
          </table:table-cell>
        </table:table-row>
      </table:table>
      <table:table table:name="Table3" table:style-name="Table3">
        <table:table-column table:style-name="Table3.A"/>
        <table:table-row>
          <table:table-cell table:style-name="Table3.A1" office:value-type="string">
            <text:p text:style-name="P5">Formulario de auto-evaluación</text:p>
            <text:p text:style-name="Heading">Molulo 2. Sesión 2. Llamadas al sistema para el S.Archivos Parte II</text:p>
          </table:table-cell>
        </table:table-row>
      </table:table>
      <text:p text:style-name="Standard"/>
      <text:p text:style-name="P4">Nombre y apellidos: 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10">Jose Antonio Medina Garcia</text:p>
          </table:table-cell>
        </table:table-row>
      </table:table>
      <text:p text:style-name="Standard"/>
      <text:p text:style-name="P4">a) Cuestionario de actitud frente al trabajo.</text:p>
      <text:p text:style-name="Standard">El tiempo que he dedicado a la preparación de la sesión antes de asistir al laboratorio ha sido de <text:span text:style-name="T5">30</text:span> minutos.</text:p>
      <text:p text:style-name="Standard">1. He resuelto todas las dudas que tenía antes de iniciar la sesión de prácticas: <text:span text:style-name="T5">Si</text:span> (si/no). En caso de haber contestado “no”, indica los motivos por los que no las has resuelto: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Standard">2. Tengo que trabajar algo más los conceptos sobre: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Standard">3. Comentarios y sugerencias:</text:p>
      <table:table table:name="Table8" table:style-name="Table8">
        <table:table-column table:style-name="Table8.A"/>
        <table:table-row>
          <table:table-cell table:style-name="Table8.A1" office:value-type="string"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P4"><text:soft-page-break/>b) Cuestionario de conocimientos adquiridos.</text:p>
      <text:p text:style-name="Standard">Mi solución al <text:span text:style-name="T2">ejercicio 1</text:span> ha sido:</text:p>
      <table:table table:name="Table9" table:style-name="Table9">
        <table:table-column table:style-name="Table9.A"/>
        <table:table-row>
          <table:table-cell table:style-name="Table9.A1" office:value-type="string">
            <text:p text:style-name="P7">El programa primero crea archivo1 con una llamada a open y sus respectivos flags:</text:p>
            <text:p text:style-name="P7">Esto haría que archivo1 se cree con permisos ---rwx--- </text:p>
            <text:p text:style-name="P7">Luego se hace umask(0). Con esto estamos indicando que se cambie la máscara de creación de archivo a 0666 (“<text:span text:style-name="T4">world-writable</text:span>”) y de directorio a 0777.</text:p>
            <text:p text:style-name="P7">Se crea archivo2 <text:s/>con otra llamada open y sus respectivos flags:</text:p>
            <text:p text:style-name="P7">Esto haría que archivo2 se cree con permisos ---rwx---</text:p>
            <text:p text:style-name="P7">Por último se llama a chmod 2 veces para cambiar los permisos de acceso: </text:p>
            <text:p text:style-name="P7">chmod("archivo1", (atributos.st_mode &amp; ~S_IXGRP) | S_ISGID)</text:p>
            <text:p text:style-name="P7">S_IXGRP: ejec/busq grupo. | S_ISGID: activar setgid (SGID)</text:p>
            <text:p text:style-name="P7">chmod("archivo2",S_IRWXU | S_IRGRP | S_IWGRP | S_IROTH)</text:p>
            <text:p text:style-name="P7">S_IRWXU: ejec/lect/esc user | S_IRGRP: lect grupo | S_IWGRP: esc grupo | S_IROTH lect otros</text:p>
            <text:p text:style-name="P7">Y esto provoca que finalmente los permisos sean: </text:p>
            <text:p text:style-name="P7">archivo1 <text:s/>---rwS--- (<text:span text:style-name="T3">protegido contra escritura</text:span>)</text:p>
            <text:p text:style-name="P6">archivo2 <text:s/>rwxrw-r-- (<text:span text:style-name="T3">no protegido contra escritura</text:span>)</text:p>
          </table:table-cell>
        </table:table-row>
      </table:table>
      <text:p text:style-name="Standard"/>
      <text:p text:style-name="Standard">Mi solución a la <text:span text:style-name="T2">ejercicio 2</text:span> ha sido:</text:p>
      <table:table table:name="Table10" table:style-name="Table10">
        <table:table-column table:style-name="Table10.A"/>
        <table:table-row>
          <table:table-cell table:style-name="Table10.A1" office:value-type="string">
            <text:p text:style-name="P11">#include&lt;sys/types.h&gt;<text:line-break/>#include&lt;sys/stat.h&gt;<text:line-break/>#include&lt;fcntl.h&gt;<text:line-break/>#include&lt;stdlib.h&gt;<text:line-break/>#include&lt;unistd.h&gt;<text:line-break/>#include&lt;stdio.h&gt;<text:line-break/>#include&lt;errno.h&gt;<text:line-break/>#include&lt;dirent.h&gt;<text:line-break/>#include&lt;string.h&gt;</text:p>
            <text:p text:style-name="P11">int main (int argc, char *argv[]){<text:line-break/><text:tab/>if (argc!=3){<text:line-break/><text:tab/><text:tab/>printf("\nNo se ha introducido los parámetros correctos.\n\t./ejercicio3 &lt;pathname&gt; &lt;permisos&gt;\n\n");<text:line-break/><text:tab/><text:tab/>exit(-1);<text:line-break/><text:tab/>}<text:line-break/><text:tab/>char * pEnd;<text:line-break/><text:tab/>long int permisos = strtol(argv[2], &amp;pEnd, 8);<text:line-break/><text:tab/>DIR * directorio;<text:line-break/><text:tab/>struct dirent *archivo;<text:line-break/><text:tab/>directorio = opendir(argv[1]);<text:line-break/><text:tab/>archivo = readdir(directorio);<text:line-break/><text:tab/>struct stat atributos;<text:line-break/><text:soft-page-break/><text:tab/>int fd;<text:line-break/><text:tab/>while (archivo != NULL){<text:line-break/><text:tab/><text:tab/>if ((strcmp(archivo-&gt;d_name,"..")!=0) &amp;&amp; (strcmp(archivo-&gt;d_name, ".")!=0)){<text:line-break/><text:tab/><text:tab/><text:tab/>printf("%s ", archivo-&gt;d_name);<text:line-break/><text:tab/><text:tab/><text:tab/>if(stat(archivo-&gt;d_name, &amp;atributos) &lt; 0) {<text:line-break/><text:tab/><text:tab/><text:tab/><text:tab/>printf("\nError al intentar acceder a los atributos\n");<text:line-break/><text:tab/><text:tab/><text:tab/><text:tab/>perror("\nFallo en stat");<text:line-break/><text:tab/><text:tab/><text:tab/><text:tab/>exit(-1);<text:line-break/><text:tab/><text:tab/><text:tab/>}<text:line-break/><text:tab/><text:tab/><text:tab/>if((atributos.st_mode &amp; S_IRUSR)!=0) printf("&lt;r"); else printf("&lt;-");<text:line-break/><text:tab/><text:tab/><text:tab/>if((atributos.st_mode &amp; S_IWUSR)!=0) printf("w"); else printf("-");<text:line-break/><text:tab/><text:tab/><text:tab/>if((atributos.st_mode &amp; S_IXUSR)!=0) printf("x"); else printf("-");<text:line-break/><text:tab/><text:tab/><text:tab/>if((atributos.st_mode &amp; S_IRGRP)!=0) printf("r"); else printf("-");<text:line-break/><text:tab/><text:tab/><text:tab/>if((atributos.st_mode &amp; S_IWGRP)!=0) printf("w"); else printf("-");<text:line-break/><text:tab/><text:tab/><text:tab/>if((atributos.st_mode &amp; S_IXGRP)!=0) printf("x"); else printf("-");<text:line-break/><text:tab/><text:tab/><text:tab/>if((atributos.st_mode &amp; S_IROTH)!=0) printf("r"); else printf("-");<text:line-break/><text:tab/><text:tab/><text:tab/>if((atributos.st_mode &amp; S_IWOTH)!=0) printf("w"); else printf("-");<text:line-break/><text:tab/><text:tab/><text:tab/>if((atributos.st_mode &amp; S_IXOTH)!=0) printf("x&gt; "); else printf("-&gt; ");<text:line-break/><text:tab/><text:tab/><text:tab/>if(chmod(archivo-&gt;d_name, permisos) &lt; 0) {<text:line-break/><text:tab/><text:tab/><text:tab/><text:tab/>perror("\nError en chmod para archivo");<text:line-break/><text:tab/><text:tab/><text:tab/><text:tab/>exit(-1);<text:line-break/><text:tab/><text:tab/><text:tab/>}<text:line-break/><text:tab/><text:tab/><text:tab/>if(stat(archivo-&gt;d_name, &amp;atributos) &lt; 0) {<text:line-break/><text:tab/><text:tab/><text:tab/><text:tab/>printf("\nError al intentar acceder a los atributos");<text:line-break/><text:tab/><text:tab/><text:tab/><text:tab/>perror("\nFallo en stat");<text:line-break/><text:tab/><text:tab/><text:tab/><text:tab/>exit(-1);<text:line-break/><text:tab/><text:tab/><text:tab/>}<text:line-break/><text:tab/><text:tab/><text:tab/>if((atributos.st_mode &amp; S_IRUSR)!=0) printf("&lt;r"); else printf("&lt;-");<text:line-break/><text:tab/><text:tab/><text:tab/>if((atributos.st_mode &amp; S_IWUSR)!=0) printf("w"); else printf("-");<text:line-break/><text:tab/><text:tab/><text:tab/>if((atributos.st_mode &amp; S_IXUSR)!=0) printf("x"); else printf("-");<text:line-break/><text:tab/><text:tab/><text:tab/>if((atributos.st_mode &amp; S_IRGRP)!=0) printf("r"); else printf("-");<text:line-break/><text:tab/><text:tab/><text:tab/>if((atributos.st_mode &amp; S_IWGRP)!=0) printf("w"); else printf("-");<text:line-break/><text:tab/><text:tab/><text:tab/>if((atributos.st_mode &amp; S_IXGRP)!=0) printf("x"); else printf("-");<text:line-break/><text:tab/><text:tab/><text:tab/>if((atributos.st_mode &amp; S_IROTH)!=0) printf("r"); else printf("-");<text:line-break/><text:tab/><text:tab/><text:tab/>if((atributos.st_mode &amp; S_IWOTH)!=0) printf("w"); else printf("-");<text:line-break/><text:tab/><text:tab/><text:tab/>if((atributos.st_mode &amp; S_IXOTH)!=0) printf("x&gt;\n"); else printf("-&gt;\n");<text:line-break/><text:tab/><text:tab/>}<text:line-break/><text:tab/><text:tab/>archivo = readdir(directorio);<text:line-break/><text:tab/>}<text:line-break/><text:tab/>if(closedir(directorio)&lt;0) {<text:line-break/><text:tab/><text:tab/>printf("\nFallo en cerrar directorio\n\n");<text:line-break/><text:tab/><text:tab/>exit(-1);<text:line-break/><text:tab/>}<text:line-break/><text:tab/>printf("\n");<text:line-break/><text:tab/>return 0;<text:line-break/>}</text:p>
          </table:table-cell>
        </table:table-row>
      </table:table>
      <text:p text:style-name="Standard"/>
      <text:p text:style-name="Standard">Mi solución a la <text:span text:style-name="T2">ejercicio 3</text:span> ha sido:</text:p>
      <table:table table:name="Table12" table:style-name="Table12">
        <table:table-column table:style-name="Table12.A"/>
        <table:table-row>
          <table:table-cell table:style-name="Table12.A1" office:value-type="string">
            <text:p text:style-name="P12">// ejercicio3.c</text:p>
            <text:p text:style-name="P12"/>
            <text:p text:style-name="P12"><text:soft-page-break/>#include&lt;sys/types.h&gt; <text:tab/>//Primitive system data types for abstraction of implementation-dependent data types.<text:line-break/> //POSIX Standard: 2.6 Primitive System Data Types &lt;sys/types.h&gt;<text:line-break/>#include&lt;sys/stat.h&gt;<text:line-break/>#include&lt;fcntl.h&gt;<text:line-break/>#include&lt;stdlib.h&gt;<text:line-break/>#include&lt;unistd.h&gt;<text:line-break/>#include&lt;stdio.h&gt;<text:line-break/>#include&lt;errno.h&gt;<text:line-break/>#include&lt;dirent.h&gt;</text:p>
            <text:p text:style-name="P12">int main(int argc, char *argv[]){<text:line-break/><text:tab/>DIR *directorioInicial, *directorioActual;<text:line-break/><text:tab/>struct dirent *archivo;<text:line-break/><text:tab/>int fd, i=0, tamanio=0;<text:line-break/><text:tab/>struct stat atributos;<text:line-break/><text:tab/>if(argc!=2) {<text:line-break/><text:tab/><text:tab/>printf("\nSintaxis de ejecucion: buscar &lt;pathname&gt;\n\n");<text:line-break/><text:tab/><text:tab/>exit(-1);<text:line-break/><text:tab/>}<text:line-break/><text:tab/>directorioInicial = opendir(argv[1]);<text:line-break/><text:tab/>archivo = readdir(directorioInicial);<text:line-break/><text:tab/>printf("Los i-nodos son:\n");<text:line-break/><text:tab/>while(archivo != NULL){<text:line-break/>// <text:tab/><text:tab/>Sí es regular<text:line-break/><text:tab/><text:tab/>if (lstat(archivo-&gt;d_name, &amp;atributos)&lt;0){<text:line-break/><text:tab/><text:tab/><text:tab/>printf("\nError al intentar acceder a los atributos");<text:line-break/><text:tab/><text:tab/><text:tab/>perror("\nError en lstat");<text:line-break/><text:tab/><text:tab/>}else{<text:line-break/><text:tab/><text:tab/><text:tab/>if(S_ISREG(atributos.st_mode) &amp;&amp; (atributos.st_mode &amp; S_IXOTH) &amp;&amp; (atributos.st_mode &amp; S_IXGRP)){<text:line-break/><text:tab/><text:tab/><text:tab/><text:tab/>printf("%s \t%li \n", archivo-&gt;d_name, atributos.st_ino);<text:line-break/><text:tab/><text:tab/><text:tab/><text:tab/>++i;<text:line-break/><text:tab/><text:tab/><text:tab/><text:tab/>tamanio=tamanio+atributos.st_size;<text:line-break/><text:tab/><text:tab/><text:tab/>}<text:line-break/><text:tab/><text:tab/>}<text:line-break/><text:tab/><text:tab/>archivo = readdir(directorioInicial);<text:line-break/><text:tab/>}<text:line-break/><text:tab/>if(closedir(directorioInicial)&lt;0) {<text:line-break/><text:tab/><text:tab/>printf("\nFallo en cerrar directorio\n\n");<text:line-break/><text:tab/><text:tab/>exit(-1);<text:line-break/><text:tab/>}<text:line-break/><text:tab/>printf("Existen %d archivos regulares con permiso x para grupo y otros\n", i);<text:line-break/><text:tab/>printf("El tamaño total ocupado por dichos archivos es %d bytes\n", tamanio);<text:line-break/><text:tab/>return 0;<text:line-break/>}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DejaVu Serif1" svg:font-family="'DejaVu Serif'" style:font-family-generic="roman" style:font-pitch="variable"/>
    <style:font-face style:name="DejaVu Serif" svg:font-family="'DejaVu Serif'" style:font-adornments="Book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loext:contextual-spacing="false" fo:line-height="115%" fo:text-align="justify" style:justify-single-word="false" fo:orphans="2" fo:widows="2" style:writing-mode="lr-tb"/>
      <style:text-properties style:use-window-font-color="true" style:font-name="DejaVu Serif" fo:font-family="'DejaVu Serif'" style:font-style-name="Book" style:font-family-generic="roman" style:font-pitch="variable" fo:font-size="10pt" style:font-name-asian="Calibri" style:font-family-asian="Calibri" style:font-family-generic-asian="system" style:font-pitch-asian="variable" style:font-size-asian="11pt" style:font-name-complex="Calibri" style:font-family-complex="Calibri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" style:font-family-complex="Mangal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 style:font-family-generic-complex="system" style:font-pitch-complex="variable"/>
    </style:style>
    <style:style style:name="Epígrafe1" style:family="paragraph" style:parent-style-name="Standard"/>
    <style:style style:name="Balloon_20_Text" style:display-name="Balloon Text" style:family="paragraph" style:parent-style-name="Standard"/>
    <style:style style:name="caption" style:family="paragraph" style:parent-style-name="Standard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ítulo_20_21" style:display-name="Título 21" style:family="paragraph" style:parent-style-name="Heading"/>
    <style:style style:name="Título_20_31" style:display-name="Título 31" style:family="paragraph" style:parent-style-name="Heading"/>
    <style:style style:name="Título_20_11" style:display-name="Título 11" style:family="paragraph" style:parent-style-name="Heading"/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5.001cm"/>
        </style:tab-stops>
      </style:paragraph-properties>
    </style:style>
    <style:style style:name="Título_20_41" style:display-name="Título 41" style:family="paragraph" style:parent-style-name="Heading"/>
    <style:style style:name="Título_20_51" style:display-name="Título 51" style:family="paragraph" style:parent-style-name="Heading"/>
    <style:style style:name="Título_20_71" style:display-name="Título 71" style:family="paragraph" style:parent-style-name="Heading"/>
    <style:style style:name="Table" style:family="paragraph" style:parent-style-name="Epígrafe1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Pie_20_de_20_página1" style:display-name="Pie de página1" style:family="paragraph" style:parent-style-name="Standard"/>
    <style:style style:name="Encabezado1" style:family="paragraph" style:parent-style-name="Standard"/>
    <style:style style:name="Head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  <style:text-properties style:font-size-complex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  <style:text-properties style:font-size-complex="10.5pt"/>
    </style:style>
    <style:style style:name="Frame_20_contents" style:display-name="Frame contents" style:family="paragraph" style:parent-style-name="Text_20_body" style:class="extra"/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Default_20_Paragraph_20_Font" style:display-name="Default Paragraph Font" style:family="text"/>
    <style:style style:name="Texto_20_de_20_globo_20_Car" style:display-name="Texto de globo Car" style:family="text" style:parent-style-name="Default_20_Paragraph_20_Fon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ListLabel_20_1" style:display-name="ListLabel 1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Num1">
      <text:list-level-style-bullet text:level="1" text:style-name="ListLabel_20_1" text:bullet-char="•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◦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▪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•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◦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▪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•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◦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▪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2">
      <text:list-level-style-bullet text:level="1" text:style-name="ListLabel_20_1" text:bullet-char="•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◦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▪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•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◦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▪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•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◦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▪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3">
      <text:list-level-style-bullet text:level="1" text:style-name="ListLabel_20_1" text:bullet-char="➢">
        <style:list-level-properties/>
        <style:text-properties fo:font-family="StarSymbol"/>
      </text:list-level-style-bullet>
      <text:list-level-style-bullet text:level="2" text:style-name="ListLabel_20_1" text:bullet-char="➢">
        <style:list-level-properties/>
        <style:text-properties fo:font-family="StarSymbol"/>
      </text:list-level-style-bullet>
      <text:list-level-style-bullet text:level="3" text:style-name="ListLabel_20_1" text:bullet-char="➢">
        <style:list-level-properties/>
        <style:text-properties fo:font-family="StarSymbol"/>
      </text:list-level-style-bullet>
      <text:list-level-style-bullet text:level="4" text:style-name="ListLabel_20_1" text:bullet-char="➢">
        <style:list-level-properties/>
        <style:text-properties fo:font-family="StarSymbol"/>
      </text:list-level-style-bullet>
      <text:list-level-style-bullet text:level="5" text:style-name="ListLabel_20_1" text:bullet-char="➢">
        <style:list-level-properties/>
        <style:text-properties fo:font-family="StarSymbol"/>
      </text:list-level-style-bullet>
      <text:list-level-style-bullet text:level="6" text:style-name="ListLabel_20_1" text:bullet-char="➢">
        <style:list-level-properties/>
        <style:text-properties fo:font-family="StarSymbol"/>
      </text:list-level-style-bullet>
      <text:list-level-style-bullet text:level="7" text:style-name="ListLabel_20_1" text:bullet-char="➢">
        <style:list-level-properties/>
        <style:text-properties fo:font-family="StarSymbol"/>
      </text:list-level-style-bullet>
      <text:list-level-style-bullet text:level="8" text:style-name="ListLabel_20_1" text:bullet-char="➢">
        <style:list-level-properties/>
        <style:text-properties fo:font-family="StarSymbol"/>
      </text:list-level-style-bullet>
      <text:list-level-style-bullet text:level="9" text:style-name="ListLabel_20_1" text:bullet-char="➢">
        <style:list-level-properties/>
        <style:text-properties fo:font-family="Star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4">
      <text:list-level-style-bullet text:level="1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5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 text:display-levels="2">
        <style:list-level-properties/>
      </text:list-level-style-number>
      <text:list-level-style-number text:level="4" style:num-suffix="." style:num-format="1" text:display-levels="3">
        <style:list-level-properties/>
      </text:list-level-style-number>
      <text:list-level-style-number text:level="5" style:num-suffix="." style:num-format="1" text:display-levels="4">
        <style:list-level-properties/>
      </text:list-level-style-number>
      <text:list-level-style-number text:level="6" style:num-suffix="." style:num-format="1" text:display-levels="5">
        <style:list-level-properties/>
      </text:list-level-style-number>
      <text:list-level-style-number text:level="7" style:num-suffix="." style:num-format="1" text:display-levels="6">
        <style:list-level-properties/>
      </text:list-level-style-number>
      <text:list-level-style-number text:level="8" style:num-suffix="." style:num-format="1" text:display-levels="7">
        <style:list-level-properties/>
      </text:list-level-style-number>
      <text:list-level-style-number text:level="9" style:num-suffix="." style:num-format="1" text:display-levels="8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Num6">
      <text:list-level-style-bullet text:level="1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7">
      <text:list-level-style-bullet text:level="1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8">
      <text:list-level-style-bullet text:level="1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9">
      <text:list-level-style-bullet text:level="1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10">
      <text:list-level-style-bullet text:level="1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11">
      <text:list-level-style-bullet text:level="1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12">
      <text:list-level-style-bullet text:level="1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13">
      <text:list-level-style-number text:level="1" style:num-suffix="." style:num-format="1">
        <style:list-level-properties/>
      </text:list-level-style-number>
      <text:list-level-style-number text:level="2" style:num-suffix=")" style:num-format="a">
        <style:list-level-properties/>
      </text:list-level-style-number>
      <text:list-level-style-number text:level="3" style:num-suffix="." style:num-format="1" text:display-levels="2">
        <style:list-level-properties/>
      </text:list-level-style-number>
      <text:list-level-style-number text:level="4" style:num-suffix="." style:num-format="1" text:display-levels="3">
        <style:list-level-properties/>
      </text:list-level-style-number>
      <text:list-level-style-number text:level="5" style:num-suffix="." style:num-format="1" text:display-levels="4">
        <style:list-level-properties/>
      </text:list-level-style-number>
      <text:list-level-style-number text:level="6" style:num-suffix="." style:num-format="1" text:display-levels="5">
        <style:list-level-properties/>
      </text:list-level-style-number>
      <text:list-level-style-number text:level="7" style:num-suffix="." style:num-format="1" text:display-levels="6">
        <style:list-level-properties/>
      </text:list-level-style-number>
      <text:list-level-style-number text:level="8" style:num-suffix="." style:num-format="1" text:display-levels="7">
        <style:list-level-properties/>
      </text:list-level-style-number>
      <text:list-level-style-number text:level="9" style:num-suffix="." style:num-format="1" text:display-levels="8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Num14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15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16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17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18">
      <text:list-level-style-number text:level="1" style:num-suffix="." style:num-format="1">
        <style:list-level-properties/>
      </text:list-level-style-number>
      <text:list-level-style-number text:level="2" style:num-suffix="." style:num-format="a">
        <style:list-level-properties/>
      </text:list-level-style-number>
      <text:list-level-style-number text:level="3" style:num-suffix="." style:num-format="i" text:display-levels="2">
        <style:list-level-properties fo:text-align="end"/>
      </text:list-level-style-number>
      <text:list-level-style-number text:level="4" style:num-suffix="." style:num-format="1" text:display-levels="3">
        <style:list-level-properties/>
      </text:list-level-style-number>
      <text:list-level-style-number text:level="5" style:num-suffix="." style:num-format="a" text:display-levels="4">
        <style:list-level-properties/>
      </text:list-level-style-number>
      <text:list-level-style-number text:level="6" style:num-suffix="." style:num-format="i" text:display-levels="5">
        <style:list-level-properties fo:text-align="end"/>
      </text:list-level-style-number>
      <text:list-level-style-number text:level="7" style:num-suffix="." style:num-format="1" text:display-levels="6">
        <style:list-level-properties/>
      </text:list-level-style-number>
      <text:list-level-style-number text:level="8" style:num-suffix="." style:num-format="a" text:display-levels="7">
        <style:list-level-properties/>
      </text:list-level-style-number>
      <text:list-level-style-number text:level="9" style:num-suffix="." style:num-format="i" text:display-levels="8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Num19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0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1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2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3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4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5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6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7">
      <text:list-level-style-number text:level="1" style:num-suffix="." style:num-format="1">
        <style:list-level-properties/>
      </text:list-level-style-number>
      <text:list-level-style-number text:level="2" style:num-suffix="." style:num-format="a">
        <style:list-level-properties/>
      </text:list-level-style-number>
      <text:list-level-style-number text:level="3" style:num-suffix="." style:num-format="i" text:display-levels="2">
        <style:list-level-properties fo:text-align="end"/>
      </text:list-level-style-number>
      <text:list-level-style-number text:level="4" style:num-suffix="." style:num-format="1" text:display-levels="3">
        <style:list-level-properties/>
      </text:list-level-style-number>
      <text:list-level-style-number text:level="5" style:num-suffix="." style:num-format="a" text:display-levels="4">
        <style:list-level-properties/>
      </text:list-level-style-number>
      <text:list-level-style-number text:level="6" style:num-suffix="." style:num-format="i" text:display-levels="5">
        <style:list-level-properties fo:text-align="end"/>
      </text:list-level-style-number>
      <text:list-level-style-number text:level="7" style:num-suffix="." style:num-format="1" text:display-levels="6">
        <style:list-level-properties/>
      </text:list-level-style-number>
      <text:list-level-style-number text:level="8" style:num-suffix="." style:num-format="a" text:display-levels="7">
        <style:list-level-properties/>
      </text:list-level-style-number>
      <text:list-level-style-number text:level="9" style:num-suffix="." style:num-format="i" text:display-levels="8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Num28">
      <text:list-level-style-number text:level="1" style:num-suffix="." style:num-format="1">
        <style:list-level-properties/>
      </text:list-level-style-number>
      <text:list-level-style-number text:level="2" style:num-suffix="." style:num-format="a">
        <style:list-level-properties/>
      </text:list-level-style-number>
      <text:list-level-style-number text:level="3" style:num-suffix="." style:num-format="i" text:display-levels="2">
        <style:list-level-properties fo:text-align="end"/>
      </text:list-level-style-number>
      <text:list-level-style-number text:level="4" style:num-suffix="." style:num-format="1" text:display-levels="3">
        <style:list-level-properties/>
      </text:list-level-style-number>
      <text:list-level-style-number text:level="5" style:num-suffix="." style:num-format="a" text:display-levels="4">
        <style:list-level-properties/>
      </text:list-level-style-number>
      <text:list-level-style-number text:level="6" style:num-suffix="." style:num-format="i" text:display-levels="5">
        <style:list-level-properties fo:text-align="end"/>
      </text:list-level-style-number>
      <text:list-level-style-number text:level="7" style:num-suffix="." style:num-format="1" text:display-levels="6">
        <style:list-level-properties/>
      </text:list-level-style-number>
      <text:list-level-style-number text:level="8" style:num-suffix="." style:num-format="a" text:display-levels="7">
        <style:list-level-properties/>
      </text:list-level-style-number>
      <text:list-level-style-number text:level="9" style:num-suffix="." style:num-format="i" text:display-levels="8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Num29">
      <text:list-level-style-number text:level="1" style:num-suffix=")" style:num-format="a">
        <style:list-level-properties/>
      </text:list-level-style-number>
      <text:list-level-style-number text:level="2" style:num-suffix="." style:num-format="a">
        <style:list-level-properties/>
      </text:list-level-style-number>
      <text:list-level-style-number text:level="3" style:num-suffix="." style:num-format="i" text:display-levels="2">
        <style:list-level-properties fo:text-align="end"/>
      </text:list-level-style-number>
      <text:list-level-style-number text:level="4" style:num-suffix="." style:num-format="1" text:display-levels="3">
        <style:list-level-properties/>
      </text:list-level-style-number>
      <text:list-level-style-number text:level="5" style:num-suffix="." style:num-format="a" text:display-levels="4">
        <style:list-level-properties/>
      </text:list-level-style-number>
      <text:list-level-style-number text:level="6" style:num-suffix="." style:num-format="i" text:display-levels="5">
        <style:list-level-properties fo:text-align="end"/>
      </text:list-level-style-number>
      <text:list-level-style-number text:level="7" style:num-suffix="." style:num-format="1" text:display-levels="6">
        <style:list-level-properties/>
      </text:list-level-style-number>
      <text:list-level-style-number text:level="8" style:num-suffix="." style:num-format="a" text:display-levels="7">
        <style:list-level-properties/>
      </text:list-level-style-number>
      <text:list-level-style-number text:level="9" style:num-suffix="." style:num-format="i" text:display-levels="8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Encabezado1">
      <style:paragraph-properties fo:margin-top="0cm" fo:margin-bottom="0cm" loext:contextual-spacing="false" fo:line-height="100%"/>
      <style:text-properties fo:color="#999999" style:font-name="Arial" fo:font-size="10pt" style:font-size-asian="10pt" style:font-size-complex="10pt"/>
    </style:style>
    <style:style style:name="MP2" style:family="paragraph" style:parent-style-name="Encabezado1">
      <style:paragraph-properties fo:margin-top="0cm" fo:margin-bottom="0cm" loext:contextual-spacing="false" fo:line-height="100%"/>
      <style:text-properties fo:color="#999999"/>
    </style:style>
    <style:style style:name="MP3" style:family="paragraph" style:parent-style-name="Pie_20_de_20_página1">
      <style:text-properties style:font-name="Arial" fo:font-size="10pt" style:font-size-asian="10pt" style:font-size-complex="10pt"/>
    </style:style>
    <style:style style:name="MT1" style:family="text">
      <style:text-properties fo:color="#999999"/>
    </style:style>
    <style:page-layout style:name="Mpm1">
      <style:page-layout-properties fo:page-width="21.001cm" fo:page-height="29.7cm" style:num-format="1" style:print-orientation="portrait" fo:margin-top="1.27cm" fo:margin-bottom="1.27cm" fo:margin-left="1.501cm" fo:margin-right="1.596cm" style:writing-mode="lr-tb" style:layout-grid-color="#c0c0c0" style:layout-grid-lines="27160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229cm" fo:margin-left="0cm" fo:margin-right="0cm" fo:margin-top="0.129cm" style:dynamic-spacing="true"/>
      </style:footer-style>
    </style:page-layout>
  </office:automatic-styles>
  <office:master-styles>
    <style:master-page style:name="Standard" style:page-layout-name="Mpm1">
      <style:header>
        <text:p text:style-name="MP1">Prácticas de Sistemas Operativos<text:tab/><text:tab/><text:tab/> <text:s text:c="5"/>Módulo I. Administración del Sistema Operativo Linux</text:p>
        <text:p text:style-name="MP2"/>
      </style:header>
      <style:footer>
        <text:p text:style-name="MP3"><text:span text:style-name="MT1">Sesión 1. Herramientas de administración básicas</text:span><text:tab/><text:tab/><text:page-number text:select-page="current">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3.2$Linux_x86 LibreOffice_project/430m0$Build-2</meta:generator>
    <meta:creation-date>2011-10-05T09:46:35</meta:creation-date>
    <dc:date>2014-11-23T20:42:01.743647686</dc:date>
    <meta:print-date>2011-10-06T10:39:21</meta:print-date>
    <meta:editing-cycles>187</meta:editing-cycles>
    <meta:editing-duration>P1DT47M35S</meta:editing-duration>
    <meta:document-statistic meta:table-count="9" meta:image-count="1" meta:object-count="0" meta:page-count="4" meta:paragraph-count="34" meta:word-count="665" meta:character-count="5706" meta:non-whitespace-character-count="4865"/>
    <meta:user-defined meta:name="Información 1"/>
    <meta:user-defined meta:name="Información 2"/>
    <meta:user-defined meta:name="Información 3"/>
    <meta:user-defined meta:name="Información 4"/>
  </office:meta>
</office:document-meta>
</file>